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1667in" table:align="left" style:writing-mode="lr-tb"/>
    </style:style>
    <style:style style:name="Table1.A" style:family="table-column">
      <style:table-column-properties style:column-width="1.466in"/>
    </style:style>
    <style:style style:name="Table1.B" style:family="table-column">
      <style:table-column-properties style:column-width="1.4667in"/>
    </style:style>
    <style:style style:name="Table1.C" style:family="table-column">
      <style:table-column-properties style:column-width="1.9556in"/>
    </style:style>
    <style:style style:name="Table1.D" style:family="table-column">
      <style:table-column-properties style:column-width="1.2785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056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fo:font-size="12pt" fo:letter-spacing="normal" fo:language="en" fo:country="IN" style:font-size-asian="12pt" style:font-size-complex="12pt"/>
    </style:style>
    <style:style style:name="P3" style:family="paragraph" style:parent-style-name="Standard">
      <style:paragraph-properties fo:margin-left="1.6874in" fo:margin-right="0in" fo:margin-top="0in" fo:margin-bottom="0in" style:contextual-spacing="false" fo:line-height="100%" fo:text-indent="-1.6874in" style:auto-text-indent="false"/>
    </style:style>
    <style:style style:name="P4" style:family="paragraph" style:parent-style-name="Standard">
      <style:paragraph-properties fo:margin-left="1.6874in" fo:margin-right="0in" fo:margin-top="0in" fo:margin-bottom="0in" style:contextual-spacing="false" fo:line-height="100%" fo:text-indent="-0.1252in" style:auto-text-indent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12pt" fo:letter-spacing="normal" style:text-underline-style="solid" style:text-underline-width="auto" style:text-underline-color="font-color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ize="12pt" fo:letter-spacing="normal" fo:language="en" fo:country="IN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ize="14pt" fo:letter-spacing="normal" fo:language="en" fo:country="IN" style:font-size-asian="14pt" style:font-size-complex="14pt"/>
    </style:style>
    <style:style style:name="P9" style:family="paragraph" style:parent-style-name="No_20_Spacing">
      <style:text-properties style:font-name="Arial" style:font-name-complex="Arial"/>
    </style:style>
    <style:style style:name="P10" style:family="paragraph" style:parent-style-name="No_20_Spacing">
      <style:paragraph-properties fo:text-align="justify" style:justify-single-word="false"/>
      <style:text-properties style:font-name="Arial Rounded MT Bold" style:font-name-complex="Arial Rounded MT Bold"/>
    </style:style>
    <style:style style:name="P11" style:family="paragraph" style:parent-style-name="No_20_Spacing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2" style:family="paragraph" style:parent-style-name="No_20_Spacing">
      <style:text-properties style:font-name="Times New Roman" style:font-name-complex="Times New Roman"/>
    </style:style>
    <style:style style:name="P13" style:family="paragraph" style:parent-style-name="No_20_Spacing">
      <style:paragraph-properties fo:text-align="center" style:justify-single-word="false"/>
      <style:text-properties style:font-name="Times New Roman" style:font-name-complex="Times New Roman"/>
    </style:style>
    <style:style style:name="P14" style:family="paragraph" style:parent-style-name="No_20_Spacing">
      <style:paragraph-properties fo:text-align="center" style:justify-single-word="false" style:snap-to-layout-grid="false"/>
      <style:text-properties style:font-name="Times New Roman" style:font-name-complex="Times New Roman"/>
    </style:style>
    <style:style style:name="P15" style:family="paragraph" style:parent-style-name="No_20_Spacing">
      <style:text-properties style:font-name="Times New Roman" fo:letter-spacing="0.0181in" style:font-name-complex="Times New Roman"/>
    </style:style>
    <style:style style:name="P16" style:family="paragraph" style:parent-style-name="No_20_Spacing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7" style:family="paragraph" style:parent-style-name="No_20_Spacing">
      <style:paragraph-properties fo:line-height="115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8" style:family="paragraph" style:parent-style-name="No_20_Spacing">
      <style:paragraph-properties fo:margin-top="0in" fo:margin-bottom="0.1665in" style:contextual-spacing="false"/>
    </style:style>
    <style:style style:name="P19" style:family="paragraph" style:parent-style-name="No_20_Spacing">
      <style:paragraph-properties fo:margin-top="0in" fo:margin-bottom="0.1665in" style:contextual-spacing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0" style:family="paragraph" style:parent-style-name="No_20_Spacing">
      <style:paragraph-properties fo:margin-left="2.5in" fo:margin-right="0in" fo:text-indent="0in" style:auto-text-indent="false"/>
    </style:style>
    <style:style style:name="P21" style:family="paragraph" style:parent-style-name="No_20_Spacing">
      <style:paragraph-properties fo:margin-left="2.5in" fo:margin-right="0in" fo:text-indent="0.5in" style:auto-text-indent="false"/>
    </style:style>
    <style:style style:name="P22" style:family="paragraph" style:parent-style-name="No_20_Spacing">
      <style:paragraph-properties fo:margin-left="2.5in" fo:margin-right="0in" fo:text-indent="0.0626in" style:auto-text-indent="false"/>
    </style:style>
    <style:style style:name="P23" style:family="paragraph" style:parent-style-name="No_20_Spacing">
      <style:paragraph-properties fo:margin-left="1.3126in" fo:margin-right="0in" fo:text-indent="0in" style:auto-text-indent="false"/>
    </style:style>
    <style:style style:name="P24" style:family="paragraph" style:parent-style-name="No_20_Spacing">
      <style:paragraph-properties fo:margin-left="1in" fo:margin-right="0in" fo:text-indent="-1in" style:auto-text-indent="false"/>
      <style:text-properties style:font-name="Times New Roman" style:font-name-complex="Times New Roman"/>
    </style:style>
    <style:style style:name="P25" style:family="paragraph" style:parent-style-name="No_20_Spacing">
      <style:paragraph-properties fo:margin-left="1.3126in" fo:margin-right="0in" fo:text-indent="-1.3126in" style:auto-text-indent="false"/>
    </style:style>
    <style:style style:name="P26" style:family="paragraph" style:parent-style-name="No_20_Spacing">
      <style:paragraph-properties fo:margin-left="1.1874in" fo:margin-right="0in" fo:text-indent="-1.1874in" style:auto-text-indent="false"/>
    </style:style>
    <style:style style:name="P27" style:family="paragraph" style:parent-style-name="No_20_Spacing">
      <style:paragraph-properties fo:margin-left="1.1874in" fo:margin-right="0in" fo:text-indent="-1.1874in" style:auto-text-indent="false"/>
      <style:text-properties officeooo:paragraph-rsid="0010c433"/>
    </style:style>
    <style:style style:name="P28" style:family="paragraph" style:parent-style-name="Style_20_1">
      <style:paragraph-properties fo:margin-left="4in" fo:margin-right="0in" fo:text-indent="0.5in" style:auto-text-indent="false"/>
      <style:text-properties fo:font-size="11pt" style:font-size-asian="11pt" style:font-size-complex="11pt"/>
    </style:style>
    <style:style style:name="P29" style:family="paragraph" style:parent-style-name="Style_20_1">
      <style:paragraph-properties fo:margin-top="0.3252in" fo:margin-bottom="0in" style:contextual-spacing="false" fo:line-height="110%">
        <style:tab-stops>
          <style:tab-stop style:position="3.4917in"/>
        </style:tab-stops>
      </style:paragraph-properties>
    </style:style>
    <style:style style:name="P30" style:family="paragraph" style:parent-style-name="Style_20_2">
      <style:paragraph-properties fo:margin-left="0in" fo:margin-right="0in" fo:margin-top="0.0071in" fo:margin-bottom="0.1665in" style:contextual-spacing="false" fo:line-height="110%" fo:text-indent="0in" style:auto-text-indent="false" fo:padding-left="0in" fo:padding-right="0in" fo:padding-top="0.2638in" fo:padding-bottom="0in" fo:border-left="none" fo:border-right="none" fo:border-top="0.74pt solid #000000" fo:border-bottom="none"/>
    </style:style>
    <style:style style:name="P31" style:family="paragraph" style:parent-style-name="Style_20_3">
      <style:paragraph-properties fo:margin-left="0in" fo:margin-right="0in" fo:margin-top="0.0252in" fo:margin-bottom="0in" style:contextual-spacing="false" fo:line-height="115%" fo:text-indent="0in" style:auto-text-indent="false"/>
    </style:style>
    <style:style style:name="P32" style:family="paragraph" style:parent-style-name="Style_20_3">
      <style:paragraph-properties fo:margin-left="0in" fo:margin-right="0in" fo:margin-top="0.0252in" fo:margin-bottom="0in" style:contextual-spacing="false" fo:line-height="115%" fo:text-align="justify" style:justify-single-word="false" fo:text-indent="0in" style:auto-text-indent="false"/>
    </style:style>
    <style:style style:name="P33" style:family="paragraph" style:parent-style-name="Style_20_3">
      <style:paragraph-properties fo:margin-left="0in" fo:margin-right="0in" fo:margin-top="0.1in" fo:margin-bottom="0in" style:contextual-spacing="false" fo:line-height="130%" fo:text-indent="0in" style:auto-text-indent="false">
        <style:tab-stops>
          <style:tab-stop style:position="1.8992in"/>
        </style:tab-stops>
      </style:paragraph-properties>
    </style:style>
    <style:style style:name="P34" style:family="paragraph" style:parent-style-name="Style_20_4">
      <style:paragraph-properties fo:margin-left="0in" fo:margin-right="0in" fo:line-height="130%" fo:text-indent="0in" style:auto-text-indent="false">
        <style:tab-stops>
          <style:tab-stop style:position="3.4917in"/>
        </style:tab-stops>
      </style:paragraph-properties>
    </style:style>
    <style:style style:name="P35" style:family="paragraph" style:parent-style-name="Style_20_4">
      <style:paragraph-properties fo:margin-left="0in" fo:margin-right="0in" fo:line-height="115%" fo:text-indent="0in" style:auto-text-indent="false">
        <style:tab-stops>
          <style:tab-stop style:position="3.4917in"/>
        </style:tab-stops>
      </style:paragraph-properties>
    </style:style>
    <style:style style:name="P36" style:family="paragraph" style:parent-style-name="Style_20_4">
      <style:paragraph-properties fo:margin-left="0in" fo:margin-right="0in" fo:text-indent="0in" style:auto-text-indent="false">
        <style:tab-stops>
          <style:tab-stop style:position="3.4917in"/>
        </style:tab-stops>
      </style:paragraph-properties>
    </style:style>
    <style:style style:name="P37" style:family="paragraph" style:parent-style-name="Style_20_3">
      <style:paragraph-properties fo:margin-left="0.5626in" fo:margin-right="0in" fo:margin-top="0.0252in" fo:margin-bottom="0in" style:contextual-spacing="false" fo:line-height="115%" fo:text-indent="-0.5626in" style:auto-text-indent="false" fo:break-before="page"/>
    </style:style>
    <style:style style:name="P38" style:family="paragraph" style:parent-style-name="Style_20_3">
      <style:paragraph-properties fo:margin-left="1in" fo:margin-right="0in" fo:margin-top="0.0252in" fo:margin-bottom="0in" style:contextual-spacing="false" fo:line-height="115%" fo:text-indent="0in" style:auto-text-indent="false"/>
    </style:style>
    <style:style style:name="P39" style:family="paragraph" style:parent-style-name="No_20_Spacing" style:list-style-name="WW8Num3"/>
    <style:style style:name="P40" style:family="paragraph" style:parent-style-name="No_20_Spacing" style:list-style-name="WW8Num2"/>
    <style:style style:name="P41" style:family="paragraph" style:parent-style-name="Style_20_1" style:master-page-name="Standard">
      <style:paragraph-properties fo:margin-top="0.2in" fo:margin-bottom="0in" style:contextual-spacing="false" fo:line-height="115%" style:page-number="auto">
        <style:tab-stops>
          <style:tab-stop style:position="3.998in"/>
        </style:tab-stops>
      </style:paragraph-properties>
      <style:text-properties style:font-name="Arial" fo:font-size="11pt" fo:letter-spacing="0.0043in" fo:language="en" fo:country="IN" fo:font-weight="bold" style:font-size-asian="11pt" style:font-weight-asian="bold" style:font-name-complex="Arial" style:font-weight-complex="bold"/>
    </style:style>
    <style:style style:name="P42" style:family="paragraph" style:parent-style-name="Style_20_3" style:list-style-name="WW8Num1">
      <style:paragraph-properties fo:margin-left="1.25in" fo:margin-right="0in" fo:margin-top="0.0252in" fo:margin-bottom="0in" style:contextual-spacing="false" fo:line-height="115%" fo:text-indent="-0.5626in" style:auto-text-indent="false"/>
    </style:style>
    <style:style style:name="P43" style:family="paragraph" style:parent-style-name="Style_20_3" style:list-style-name="WW8Num1">
      <style:paragraph-properties fo:margin-left="1in" fo:margin-right="0in" fo:margin-top="0.0252in" fo:margin-bottom="0in" style:contextual-spacing="false" fo:line-height="115%" fo:text-indent="-0.3126in" style:auto-text-indent="false"/>
    </style:style>
    <style:style style:name="P44" style:family="paragraph" style:parent-style-name="Style_20_3" style:list-style-name="WW8Num1">
      <style:paragraph-properties fo:margin-left="0.9374in" fo:margin-right="0in" fo:margin-top="0.0252in" fo:margin-bottom="0in" style:contextual-spacing="false" fo:line-height="115%" fo:text-indent="-0.25in" style:auto-text-indent="false"/>
    </style:style>
    <style:style style:name="P45" style:family="paragraph" style:parent-style-name="Style_20_3" style:list-style-name="WW8Num1">
      <style:paragraph-properties fo:margin-left="0.9374in" fo:margin-right="0in" fo:margin-top="0.0252in" fo:margin-bottom="0in" style:contextual-spacing="false" fo:line-height="115%" fo:text-indent="-0.25in" style:auto-text-indent="false"/>
      <style:text-properties officeooo:paragraph-rsid="0011249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etter-spacing="0.0043in" fo:font-weight="bold" style:font-weight-asian="bold" style:font-name-complex="Arial" style:font-weight-complex="bold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" style:family="text">
      <style:text-properties style:font-name="Arial" style:text-underline-style="none" fo:font-weight="bold" officeooo:rsid="0010c433" style:font-weight-asian="bold" style:font-name-complex="Arial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2pt" fo:letter-spacing="normal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fo:font-size="12pt" fo:letter-spacing="0.0043in" style:font-size-asian="12pt" style:font-size-complex="11pt" style:font-weight-complex="bold"/>
    </style:style>
    <style:style style:name="T10" style:family="text">
      <style:text-properties fo:font-size="12pt" fo:letter-spacing="0.0043in" style:font-size-asian="12pt" style:font-weight-complex="bold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 Rounded MT Bold" fo:letter-spacing="0.0043in" style:font-name-complex="Arial Rounded MT Bold" style:font-weight-complex="bold"/>
    </style:style>
    <style:style style:name="T14" style:family="text">
      <style:text-properties style:font-name="Arial Rounded MT Bold" fo:letter-spacing="0.0043in" officeooo:rsid="0011249d" style:font-name-complex="Arial Rounded MT Bold" style:font-weight-complex="bold"/>
    </style:style>
    <style:style style:name="T15" style:family="text">
      <style:text-properties style:font-name="Arial Rounded MT Bold" fo:letter-spacing="0.0043in" fo:font-weight="bold" style:font-weight-asian="bold" style:font-name-complex="Arial Rounded MT Bold" style:font-weight-complex="bold"/>
    </style:style>
    <style:style style:name="T16" style:family="text">
      <style:text-properties style:font-name="Arial Rounded MT Bold" fo:letter-spacing="0.0043in" style:font-name-asian="Arial Rounded MT Bold" style:font-name-complex="Arial Rounded MT Bold" style:font-weight-complex="bold"/>
    </style:style>
    <style:style style:name="T17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9" style:family="text">
      <style:text-properties style:font-name="Times New Roman" fo:font-weight="bold" style:font-weight-asian="bold" style:font-name-complex="Times New Roman"/>
    </style:style>
    <style:style style:name="T20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" style:font-size-complex="13pt"/>
    </style:style>
    <style:style style:name="T21" style:family="text">
      <style:text-properties style:font-name="Times New Roman" fo:font-size="13pt" style:font-size-asian="13pt" style:font-name-complex="Times New Roman" style:font-size-complex="13pt"/>
    </style:style>
    <style:style style:name="T22" style:family="text">
      <style:text-properties style:font-name="Times New Roman" fo:letter-spacing="0.0043in" fo:font-weight="bold" style:font-weight-asian="bold" style:font-name-complex="Times New Roman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officeooo:rsid="0011249d" style:font-size-asian="13pt" style:font-size-complex="13pt"/>
    </style:style>
    <style:style style:name="T2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6" style:family="text">
      <style:text-properties fo:font-size="14pt" fo:font-weight="bold" style:font-size-asian="14pt" style:font-weight-asian="bold" style:font-size-complex="13pt"/>
    </style:style>
    <style:style style:name="T27" style:family="text">
      <style:text-properties fo:font-size="14pt" fo:letter-spacing="normal" fo:language="en" fo:country="IN" style:text-underline-style="solid" style:text-underline-width="auto" style:text-underline-color="font-color" fo:font-weight="bold" style:font-size-asian="14pt" style:font-weight-asian="bold" style:font-size-complex="14pt"/>
    </style:style>
    <style:style style:name="T28" style:family="text">
      <style:text-properties fo:font-size="14pt" fo:letter-spacing="normal" fo:language="en" fo:country="IN" fo:font-weight="bold" style:font-size-asian="14pt" style:font-weight-asian="bold" style:font-size-complex="14pt"/>
    </style:style>
    <style:style style:name="T29" style:family="text">
      <style:text-properties style:font-name="Calibri" fo:font-size="13pt" fo:letter-spacing="normal" style:font-size-asian="13pt" style:font-name-complex="Calibri" style:font-size-complex="13pt"/>
    </style:style>
    <style:style style:name="T30" style:family="text">
      <style:text-properties style:font-name="Calibri" fo:font-size="13pt" fo:font-weight="bold" style:font-size-asian="13pt" style:font-weight-asian="bold" style:font-name-complex="Calibri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ANDEEP SREEHARI</text:p>
      <text:p text:style-name="P9">Sandeep_sreehari_s@yahoo.com.com</text:p>
      <text:p text:style-name="P9">+91-9686667068</text:p>
      <text:p text:style-name="P28"/>
      <text:p text:style-name="P30"><text:span text:style-name="Character_20_Style_20_1"><text:span text:style-name="T7">CAREER OBJECTIVE: </text:span></text:span></text:p>
      <text:p text:style-name="P10">To have a challenging and rewarding career to produce time bound excellent results and also to be associated with a professional organization that would give me a position to utilize and develop my skills and abilities while being resourceful, innovative and flexible.</text:p>
      <text:p text:style-name="No_20_Spacing"/>
      <text:p text:style-name="P18"><text:span text:style-name="Character_20_Style_20_1"><text:span text:style-name="T17">EDUCATIONAL <text:s text:c="2"/>QUALIFICATION: </text:span></text:span></text:p>
      <text:p text:style-name="List_20_Paragraph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Examination</text:p>
          </table:table-cell>
          <table:table-cell table:style-name="Table1.A1" office:value-type="string">
            <text:p text:style-name="P11">Board/University</text:p>
          </table:table-cell>
          <table:table-cell table:style-name="Table1.A1" office:value-type="string">
            <text:p text:style-name="P11">Institution</text:p>
          </table:table-cell>
          <table:table-cell table:style-name="Table1.D1" office:value-type="string">
            <text:p text:style-name="P11">Aggregate</text:p>
          </table:table-cell>
        </table:table-row>
        <table:table-row table:style-name="Table1.2">
          <table:table-cell table:style-name="Table1.A2" office:value-type="string">
            <text:p text:style-name="P14"/>
            <text:p text:style-name="P13">B.E</text:p>
            <text:p text:style-name="P13">Information Science</text:p>
          </table:table-cell>
          <table:table-cell table:style-name="Table1.A1" office:value-type="string">
            <text:p text:style-name="P13">VTU, Belgaum</text:p>
          </table:table-cell>
          <table:table-cell table:style-name="Table1.A1" office:value-type="string">
            <text:p text:style-name="P13">RNS Institute of Technology, Bangalore</text:p>
          </table:table-cell>
          <table:table-cell table:style-name="Table1.D1" office:value-type="string">
            <text:p text:style-name="P11">60%</text:p>
          </table:table-cell>
        </table:table-row>
      </table:table>
      <text:p text:style-name="P15"/>
      <text:p text:style-name="No_20_Spacing"/>
      <text:p text:style-name="P18"><text:span text:style-name="Character_20_Style_20_1"><text:span text:style-name="T17">TECHNICAL SKILLS: </text:span></text:span></text:p>
      <text:list xml:id="list2614445558140250259" text:style-name="WW8Num3">
        <text:list-item>
          <text:p text:style-name="P39"><text:span text:style-name="Character_20_Style_20_1"><text:span text:style-name="T13">Programming Languages<text:tab/>: </text:span></text:span><text:span text:style-name="Character_20_Style_20_1"><text:span text:style-name="T15">Python</text:span></text:span><text:span text:style-name="Character_20_Style_20_1"><text:span text:style-name="T13">, Linux shell scripts, C, basics of</text:span></text:span></text:p>
        </text:list-item>
      </text:list>
      <text:p text:style-name="P20"><text:span text:style-name="Character_20_Style_20_1"><text:span text:style-name="T16"><text:s text:c="3"/></text:span></text:span><text:span text:style-name="Character_20_Style_20_1"><text:span text:style-name="T13">Java, </text:span></text:span><text:span text:style-name="Character_20_Style_20_1"><text:span text:style-name="T14">MySql,</text:span></text:span><text:span text:style-name="Character_20_Style_20_1"><text:span text:style-name="T13"> HTML,CSS.</text:span></text:span></text:p>
      <text:p text:style-name="P21"/>
      <text:list xml:id="list113228873472097" text:continue-numbering="true" text:style-name="WW8Num3">
        <text:list-item>
          <text:p text:style-name="P39"><text:span text:style-name="Character_20_Style_20_1"><text:span text:style-name="T13">Platforms<text:tab/><text:tab/><text:tab/>: Linux (Ubuntu), Windows, REST API</text:span></text:span></text:p>
        </text:list-item>
      </text:list>
      <text:p text:style-name="No_20_Spacing"/>
      <text:list xml:id="list113227394710991" text:continue-numbering="true" text:style-name="WW8Num3">
        <text:list-item>
          <text:p text:style-name="P39"><text:span text:style-name="Character_20_Style_20_1"><text:span text:style-name="T13">Tools used<text:tab/><text:tab/><text:tab/>: Atlasian BitBucket, JIRA, Confluence, PyCharm,</text:span></text:span></text:p>
        </text:list-item>
      </text:list>
      <text:p text:style-name="P22"><text:span text:style-name="Character_20_Style_20_1"><text:span text:style-name="T13">Git, Eclipse, Sublime text, Gedit</text:span></text:span></text:p>
      <text:p text:style-name="P31"/>
      <text:p text:style-name="P31"><text:span text:style-name="Character_20_Style_20_1"><text:span text:style-name="T6">WORK EXPERIENCE : </text:span></text:span></text:p>
      <text:p text:style-name="P31"/>
      <text:p text:style-name="P31"><text:span text:style-name="Character_20_Style_20_1"><text:span text:style-name="T25">Jun 2016 – Till date</text:span></text:span><text:span text:style-name="Character_20_Style_20_1"><text:span text:style-name="T23"> : Working as an intern at </text:span></text:span><text:span text:style-name="Character_20_Style_20_1"><text:span text:style-name="T26">Riptide io</text:span></text:span><text:span text:style-name="Character_20_Style_20_1"><text:span text:style-name="T23">.</text:span></text:span></text:p>
      <text:p text:style-name="P31"/>
      <text:p text:style-name="P32"><text:span text:style-name="Character_20_Style_20_1"><text:span text:style-name="T23">Riptide io is a US-based startup which is leading in the IOT space. The company provides affordable turn-key cloud-based monitoring and control system helping in centrally and remotely managing critical equipment for small to mid-sized multi-site operations.</text:span></text:span></text:p>
      <text:p text:style-name="P31"><text:span text:style-name="Character_20_Style_20_1"><text:span text:style-name="T23"><text:tab/> <text:s text:c="6"/></text:span></text:span></text:p>
      <text:p text:style-name="P37"><text:span text:style-name="Character_20_Style_20_1"><text:span text:style-name="T25">Contributions</text:span></text:span><text:span text:style-name="Character_20_Style_20_1"><text:span text:style-name="T23"> : </text:span></text:span></text:p>
      <text:list xml:id="list6752645673089712705" text:style-name="WW8Num1">
        <text:list-item>
          <text:p text:style-name="P42"><text:span text:style-name="Character_20_Style_20_1"><text:span text:style-name="T23">Performed manual testing of BrightEdge product and found critical defects.</text:span></text:span></text:p>
        </text:list-item>
        <text:list-item>
          <text:p text:style-name="P43"><text:span text:style-name="Character_20_Style_20_1"><text:span text:style-name="T23">Using PyCharm, automated testing of User-Interface for Terminator module.</text:span></text:span></text:p>
        </text:list-item>
        <text:list-item>
          <text:p text:style-name="P43"><text:span text:style-name="Character_20_Style_20_1"><text:span text:style-name="T23">Developed code using python to perform unit testing of </text:span></text:span><text:span text:style-name="Character_20_Style_20_1"><text:span text:style-name="T24">ZigBee device</text:span></text:span><text:span text:style-name="Character_20_Style_20_1"><text:span text:style-name="T23"> and improved code coverage from 17% to </text:span></text:span><text:span text:style-name="Character_20_Style_20_1"><text:span text:style-name="T24">6</text:span></text:span><text:span text:style-name="Character_20_Style_20_1"><text:span text:style-name="T23">5%.</text:span></text:span></text:p>
        </text:list-item>
        <text:list-item>
          <text:p text:style-name="P44"><text:span text:style-name="Character_20_Style_20_1"><text:span text:style-name="T23">Developed a simple client using REST APIs to simplify the creation of various entities in BrightEdge.</text:span></text:span></text:p>
        </text:list-item>
        <text:list-item>
          <text:p text:style-name="P45"><text:span text:style-name="Character_20_Style_20_1"><text:span text:style-name="T24">Written basic code on Python MySql.</text:span></text:span></text:p>
        </text:list-item>
      </text:list>
      <text:p text:style-name="P38"/>
      <text:p text:style-name="P31"><text:span text:style-name="Character_20_Style_20_1"><text:span text:style-name="T7">UNIVERSITY PROJECTS : </text:span></text:span></text:p>
      <text:p text:style-name="P31"/>
      <text:p text:style-name="P33"><text:span text:style-name="Character_20_Style_20_1"><text:span text:style-name="T2">5th Sem project</text:span></text:span><text:span text:style-name="Character_20_Style_20_1"><text:span text:style-name="T12">: </text:span></text:span><text:span text:style-name="Character_20_Style_20_1"><text:span text:style-name="T4">“Implementation of an effective Cricket Database”</text:span></text:span></text:p>
      <text:p text:style-name="P23"><text:span text:style-name="Character_20_Style_20_1"><text:span text:style-name="T20">Description</text:span></text:span><text:span text:style-name="Character_20_Style_20_1"><text:span text:style-name="T21">:</text:span></text:span><text:span text:style-name="Character_20_Style_20_1"><text:span text:style-name="T23"> Implementation of database to store data related to cricket matches and <text:s/>players, and a front end to retrieve the information </text:span></text:span><text:span text:style-name="Character_20_Style_20_1"><text:span text:style-name="T24">in MySql.</text:span></text:span></text:p>
      <text:p text:style-name="P24"/>
      <text:p text:style-name="P24"/>
      <text:p text:style-name="P25"><text:span text:style-name="Character_20_Style_20_1"><text:span text:style-name="T2">8th Sem project</text:span></text:span><text:span text:style-name="Character_20_Style_20_1"><text:span text:style-name="T22">: </text:span></text:span><text:span text:style-name="T3">Vote trust – Identifying Sybil (spam) threats and eliminating them on a <text:s text:c="2"/>social networking site</text:span><text:span text:style-name="T1">.</text:span></text:p>
      <text:p text:style-name="P23"><text:span text:style-name="Character_20_Style_20_1"><text:span text:style-name="T20">Description</text:span></text:span><text:span text:style-name="Character_20_Style_20_1"><text:span text:style-name="T22">:</text:span></text:span> <text:s/><text:span text:style-name="Character_20_Style_20_1"><text:span text:style-name="T23">Code is implemented using Java IDE is eclipse. sql database is used to store data regarding user’s information.</text:span></text:span></text:p>
      <text:p text:style-name="P26"/>
      <text:p text:style-name="P27"><text:span text:style-name="Character_20_Style_20_1"><text:span text:style-name="T2">Seminar Presentation: </text:span></text:span><text:span text:style-name="Character_20_Style_20_1"><text:span text:style-name="T4">Optimization of 5G cellular networks, using futuristic concepts like Network function virtualization and Information Centric Networking <text:s text:c="2"/></text:span></text:span></text:p>
      <text:p text:style-name="P27"/>
      <text:p text:style-name="P27"/>
      <text:p text:style-name="P27"><text:span text:style-name="Character_20_Style_20_1"><text:span text:style-name="T5">GitHub : https://github.com/sandx94</text:span></text:span></text:p>
      <text:p text:style-name="P12"/>
      <text:p text:style-name="P34"/>
      <text:p text:style-name="P16">ACHIEVEMENTS:</text:p>
      <text:p text:style-name="P16"/>
      <text:list xml:id="list7143942037844646329" text:style-name="WW8Num2">
        <text:list-item>
          <text:p text:style-name="P40"><text:span text:style-name="Character_20_Style_20_1"><text:span text:style-name="T23">Won prizes for keyboard (2-gold, 1-silver).</text:span></text:span></text:p>
        </text:list-item>
        <text:list-item>
          <text:p text:style-name="P40"><text:span text:style-name="Character_20_Style_20_1"><text:span text:style-name="T23">Secured Sahitya Kannada Parishad award for instruments. (Keyboard)</text:span></text:span></text:p>
        </text:list-item>
        <text:list-item>
          <text:p text:style-name="P40"><text:span text:style-name="Character_20_Style_20_1"><text:span text:style-name="T23">Participated and won in various cultural events. </text:span></text:span></text:p>
        </text:list-item>
        <text:list-item>
          <text:p text:style-name="P40"><text:span text:style-name="Character_20_Style_20_1"><text:span text:style-name="T23">Been a part of organizing team for events.</text:span></text:span></text:p>
        </text:list-item>
      </text:list>
      <text:p text:style-name="No_20_Spacing"/>
      <text:p text:style-name="P16"><text:soft-page-break/>HOBBIES: </text:p>
      <text:p text:style-name="P31"/>
      <text:list xml:id="list113227862701582" text:continue-numbering="true" text:style-name="WW8Num2">
        <text:list-item>
          <text:p text:style-name="P40"><text:span text:style-name="Character_20_Style_20_1"><text:span text:style-name="T23">Reading books (Non Fiction, Biographies and documentaries) </text:span></text:span></text:p>
        </text:list-item>
        <text:list-item>
          <text:p text:style-name="P40"><text:span text:style-name="Character_20_Style_20_1"><text:span text:style-name="T23">Sports(Cricket, Football, Boxing, Basketball)</text:span></text:span></text:p>
        </text:list-item>
        <text:list-item>
          <text:p text:style-name="P40"><text:span text:style-name="Character_20_Style_20_1"><text:span text:style-name="T23">Musical instruments like Guitar &amp; Keyboard, Drums.</text:span></text:span></text:p>
        </text:list-item>
      </text:list>
      <text:p text:style-name="P2"/>
      <text:p text:style-name="P3"><text:span text:style-name="T8">SPECIAL SKILLS</text:span><text:span text:style-name="T27">:</text:span><text:span text:style-name="T28"> <text:s text:c="2"/></text:span><text:span text:style-name="Character_20_Style_20_1"><text:span text:style-name="T29">Good time management, effective communication, quick learner </text:span></text:span></text:p>
      <text:p text:style-name="P4"><text:span text:style-name="Character_20_Style_20_1"><text:span text:style-name="T29">and a good team player.</text:span></text:span></text:p>
      <text:p text:style-name="P5"/>
      <text:p text:style-name="P6"/>
      <text:p text:style-name="P19">PERSONAL DETAILS: </text:p>
      <text:p text:style-name="P29"><text:span text:style-name="T9">Name <text:s text:c="25"/>: <text:s text:c="5"/></text:span><text:span text:style-name="Character_20_Style_20_1"><text:span text:style-name="T30">Sandeep Sreehari</text:span></text:span></text:p>
      <text:p text:style-name="P35"><text:span text:style-name="Character_20_Style_20_1"><text:span text:style-name="T10">DOB <text:s text:c="26"/>: <text:s text:c="5"/></text:span></text:span><text:span text:style-name="Character_20_Style_20_1"><text:span text:style-name="T30">31-10-1994</text:span></text:span></text:p>
      <text:p text:style-name="P35"><text:span text:style-name="Character_20_Style_20_1"><text:span text:style-name="T10">Father’s Name <text:s text:c="11"/>: <text:s text:c="5"/></text:span></text:span><text:span text:style-name="Character_20_Style_20_1"><text:span text:style-name="T30">S Sreehari</text:span></text:span></text:p>
      <text:p text:style-name="P36"><text:span text:style-name="Character_20_Style_20_1"><text:span text:style-name="T10">Languages Known <text:s text:c="5"/>: <text:s text:c="5"/></text:span></text:span><text:span text:style-name="Character_20_Style_20_1"><text:span text:style-name="T30">English, Kannada, and Hindi</text:span></text:span></text:p>
      <text:p text:style-name="P8"/>
      <text:p text:style-name="P17"/>
      <text:p text:style-name="P17">DECLARATION:</text:p>
      <text:p text:style-name="P15"/>
      <text:p text:style-name="P7"><text:span text:style-name="Character_20_Style_20_1"><text:span text:style-name="T29">I hereby declare that the above particulars are true to the best of my knowledge.</text:span></text:span></text:p>
      <text:p text:style-name="P1"/>
      <text:p text:style-name="No_20_Spacing"><text:span text:style-name="T19">Place: BANGALORE <text:s text:c="100"/></text:span><text:span text:style-name="T18"><text:s text:c="3"/></text:span><text:span text:style-name="T11">SANDEEP 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etter-spacing="0.0181in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line-height="100%" fo:orphans="0" fo:widows="0" fo:text-indent="0in" style:auto-text-indent="false" style:text-autospace="none"/>
      <style:text-properties fo:font-size="10pt" style:font-size-asian="10pt" style:font-size-complex="10pt"/>
    </style:style>
    <style:style style:name="Style_20_1" style:display-name="Style 1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tyle_20_2" style:display-name="Style 2" style:family="paragraph">
      <style:paragraph-properties fo:margin-left="0.05in" fo:margin-right="0in" fo:orphans="0" fo:widows="0" fo:hyphenation-ladder-count="no-limit" fo:text-indent="0in" style:auto-text-indent="false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Style_20_3" style:display-name="Style 3" style:family="paragraph">
      <style:paragraph-properties fo:margin-left="0.1in" fo:margin-right="0in" fo:orphans="0" fo:widows="0" fo:hyphenation-ladder-count="no-limit" fo:text-indent="0in" style:auto-text-indent="false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Style_20_4" style:display-name="Style 4" style:family="paragraph">
      <style:paragraph-properties fo:margin-left="1.5in" fo:margin-right="0in" fo:orphans="0" fo:widows="0" fo:hyphenation-ladder-count="no-limit" fo:text-indent="0in" style:auto-text-indent="false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3pt" style:font-size-asian="13pt" style:font-name-complex="Symbol" style:font-family-complex="Symbol" style:font-family-generic-complex="roman" style:font-pitch-complex="variable" style:font-size-complex="13pt"/>
    </style:style>
    <style:style style:name="WW8Num2z0" style:family="text">
      <style:text-properties style:font-name="Symbol" fo:font-family="Symbol" style:font-family-generic="roman" style:font-pitch="variable" fo:font-size="13pt" fo:letter-spacing="normal" fo:language="en" fo:country="IN" style:font-size-asian="13pt" style:font-name-complex="Symbol" style:font-family-complex="Symbol" style:font-family-generic-complex="roman" style:font-pitch-complex="variable" style:font-size-complex="13pt"/>
    </style:style>
    <style:style style:name="WW8Num3z0" style:family="text">
      <style:text-properties style:font-name="Symbol" fo:font-family="Symbol" style:font-family-generic="roman" style:font-pitch="variable" fo:letter-spacing="0.0043in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2pt" fo:font-weight="bold" style:font-size-asian="12pt" style:font-weight-asian="bold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fo:letter-spacing="0.0043in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Character_20_Style_20_1" style:display-name="Character Style 1" style:family="text">
      <style:text-properties fo:font-size="11pt" style:font-size-asian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anth</meta:initial-creator>
    <meta:creation-date>2016-09-18T19:16:00</meta:creation-date>
    <dc:date>2016-11-18T11:32:26.777924426</dc:date>
    <meta:print-date>2016-04-25T10:57:00</meta:print-date>
    <meta:editing-cycles>15</meta:editing-cycles>
    <meta:editing-duration>PT59M</meta:editing-duration>
    <meta:generator>LibreOffice/4.2.8.2$Linux_X86_64 LibreOffice_project/420m0$Build-2</meta:generator>
    <meta:document-statistic meta:table-count="1" meta:image-count="0" meta:object-count="0" meta:page-count="3" meta:paragraph-count="57" meta:word-count="425" meta:character-count="3101" meta:non-whitespace-character-count="2518"/>
  </office:meta>
</office:document-meta>
</file>